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5F4000007F0C1425B0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7.939cm" svg:x="0cm" svg:y="0.001cm">
          <draw:image xlink:href="Pictures/10000000000005F4000007F0C1425B0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7-07-31T15:29:44</meta:creation-date>
    <dc:date>2007-08-01T15:30:32</dc:date>
    <dc:language>en-US</dc:language>
    <meta:editing-cycles>5</meta:editing-cycles>
    <meta:editing-duration>PT27M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